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Standard" style:master-page-name="Right_20_Page">
      <style:paragraph-properties style:page-number="auto"/>
      <style:text-properties style:font-name="Arial1" fo:font-size="18pt" style:font-size-asian="18pt" style:font-size-complex="18pt"/>
    </style:style>
    <style:style style:name="P3" style:family="paragraph" style:parent-style-name="Heading_20_2">
      <style:paragraph-properties fo:text-align="start" style:justify-single-word="false"/>
    </style:style>
    <style:style style:name="P4" style:family="paragraph" style:parent-style-name="Heading_20_1">
      <style:paragraph-properties fo:text-align="start" style:justify-single-word="false"/>
    </style:style>
    <style:style style:name="P5" style:family="paragraph" style:parent-style-name="Heading_20_1" style:master-page-name="Right_20_Page">
      <style:paragraph-properties style:page-number="auto"/>
    </style:style>
    <style:style style:name="P6" style:family="paragraph" style:parent-style-name="Text_20_body">
      <style:paragraph-properties fo:text-align="start" style:justify-single-word="false"/>
    </style:style>
    <style:style style:name="P7" style:family="paragraph" style:parent-style-name="Text_20_body" style:master-page-name="Right_20_Page">
      <style:paragraph-properties style:page-number="auto"/>
    </style:style>
    <style:style style:name="P8" style:family="paragraph" style:parent-style-name="Text_20_body" style:master-page-name="Right_20_Page">
      <style:paragraph-properties fo:text-align="start" style:justify-single-word="false" style:page-number="auto"/>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Design<text:tab/>3</text:p>
          <text:p text:style-name="P10">1.1Icons<text:tab/>3</text:p>
          <text:p text:style-name="P10">1.2Maven-skin<text:tab/>3</text:p>
          <text:p text:style-name="P10">1.3Diagram<text:tab/>3</text:p>
          <text:p text:style-name="P9">2About Hippo ECM<text:tab/>5</text:p>
          <text:p text:style-name="P10">2.1What is Hippo ECM?<text:tab/>5</text:p>
          <text:p text:style-name="P10">2.2Use cases<text:tab/>5</text:p>
          <text:p text:style-name="P10">2.3Features<text:tab/>5</text:p>
          <text:p text:style-name="P10">2.4Architecture<text:tab/>5</text:p>
          <text:p text:style-name="P10">2.5Term Index<text:tab/>5</text:p>
          <text:p text:style-name="P9">3About Hippo CMS<text:tab/>7</text:p>
          <text:p text:style-name="P10">3.1What is Hippo CMS?<text:tab/>7</text:p>
          <text:p text:style-name="P10">3.2Use Cases<text:tab/>7</text:p>
          <text:p text:style-name="P10">3.3Features<text:tab/>7</text:p>
          <text:p text:style-name="P10">3.4Architecture<text:tab/>7</text:p>
          <text:p text:style-name="P10">3.5Term Index<text:tab/>7</text:p>
          <text:p text:style-name="P9">4Support<text:tab/>9</text:p>
          <text:p text:style-name="P10">4.1Contributing<text:tab/>9</text:p>
          <text:p text:style-name="P9">5Quickstart Steps (CMS)<text:tab/>11</text:p>
          <text:p text:style-name="P10">5.1Your own Quickstart<text:tab/>11</text:p>
          <text:p text:style-name="P9">6Delve into overview (CMS)<text:tab/>13</text:p>
          <text:p text:style-name="P9">7User Guide (CMS)<text:tab/>15</text:p>
          <text:p text:style-name="P10">7.1For Authors <text:tab/>15</text:p>
          <text:p text:style-name="P11">7.1.1Tour<text:tab/>15</text:p>
          <text:p text:style-name="P11">7.1.2Howto<text:tab/>15</text:p>
          <text:p text:style-name="P11">7.1.3Dictionary<text:tab/>15</text:p>
          <text:p text:style-name="P10">7.2For Editors<text:tab/>15</text:p>
          <text:p text:style-name="P11">7.2.1Tour<text:tab/>15</text:p>
          <text:p text:style-name="P11">7.2.2Howto<text:tab/>15</text:p>
          <text:p text:style-name="P11">7.2.3Dictionary<text:tab/>17</text:p>
          <text:p text:style-name="P10">7.3For Structurizers<text:tab/>17</text:p>
          <text:p text:style-name="P11">7.3.1Tour<text:tab/>17</text:p>
          <text:p text:style-name="P11">7.3.2Howto<text:tab/>17</text:p>
          <text:p text:style-name="P11">7.3.3Dictionary<text:tab/>17</text:p>
          <text:p text:style-name="P9">8Admin guide (CMS)<text:tab/>19</text:p>
          <text:p text:style-name="P10">8.1Requirements<text:tab/>19</text:p>
          <text:p text:style-name="P10">8.2Structure by system admin<text:tab/>19</text:p>
          <text:p text:style-name="P9">9Write<text:tab/>21</text:p>
          <text:p text:style-name="P9">10Review/update/rewrite<text:tab/>23</text:p>
          <text:p text:style-name="P9">11Move<text:tab/>25</text:p>
          <text:p text:style-name="P9">12Adopt Orphans<text:tab/>25</text:p>
          <text:p text:style-name="P9">13Misc<text:tab/>27</text:p>
        </text:index-body>
      </text:table-of-content>
      <text:p text:style-name="P1"/>
      <text:p text:style-name="P1"><text:soft-page-break/></text:p>
      <text:p text:style-name="P2"/>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7"/>
      <text:h text:style-name="Heading_20_1" text:outline-level="1">About Hippo ECM</text:h>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h text:style-name="Heading_20_2" text:outline-level="2">Architecture</text:h>
      <text:p text:style-name="Text_20_body">What are the components of Hippo CMS and how do they interconnect?</text:p>
      <text:p text:style-name="Text_20_body"><text:span text:style-name="T1">→</text:span> This should be described at a high level of abstraction. More detailed descriptions will be 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text:span> Finish the scripts that generate the index automatically.</text:p>
      <text:h text:style-name="P5" text:outline-level="1">About Hippo CMS</text:h>
      <text:p text:style-name="Text_20_body"><text:span text:style-name="T1">→</text:span> These documents should be written to be readible by non-technical readers.</text:p>
      <text:h text:style-name="Heading_20_2" text:outline-level="2">What is Hippo CMS?</text:h>
      <text:p text:style-name="Text_20_body"><text:span text:style-name="T1">What part of the Hippo ECM is it, what are its tasks?</text:span></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Text_20_body"><text:span text:style-name="T1">→</text:span> <text:s/>move short features list from 'what is'?</text:p>
      <text:h text:style-name="Heading_20_2" text:outline-level="2">Features</text:h>
      <text:p text:style-name="Text_20_body">What functionalities are available in Hippo CMS?</text:p>
      <text:h text:style-name="Heading_20_2" text:outline-level="2">Architecture</text:h>
      <text:p text:style-name="Text_20_body">What are the components of Hippo CMS and how do they interconnect?</text:p>
      <text:h text:style-name="Heading_20_2" text:outline-level="2">Term Index</text:h>
      <text:p text:style-name="Text_20_body"><text:span text:style-name="T1">→</text:span> Finish the scripts that generate the index automatically.</text:p>
      <text:h text:style-name="P5" text:outline-level="1">Support</text:h>
      <text:h text:style-name="Heading_20_2" text:outline-level="2">Contributing</text:h>
      <text:p text:style-name="Text_20_body">Contributing to Hippo ECM</text:p>
      <text:p text:style-name="Text_20_body"><text:span text:style-name="T1">→</text:span> add Hippo Forge</text:p>
      <text:p text:style-name="P7"/>
      <text:h text:style-name="Heading_20_1" text:outline-level="1">Quickstart Steps (CMS)</text:h>
      <text:h text:style-name="Heading_20_2" text:outline-level="2">Your own Quickstart</text:h>
      <text:p text:style-name="Text_20_body"><text:s/>Quickstart in your own servlet container.</text:p>
      <text:p text:style-name="Text_20_body"><text:span text:style-name="T1">→</text:span> Note that this document is not visible in the menu, but is found via the Quickstart Steps entry. </text:p>
      <text:p text:style-name="Text_20_body"><text:span text:style-name="T1">→</text:span> rewrite: Move as much as possible to admin guide and refer to it from here. <text:s/></text:p>
      <text:p text:style-name="Text_20_body"/>
      <text:p text:style-name="Text_20_body"/>
      <text:p text:style-name="Text_20_body"/>
      <text:p text:style-name="P7"/>
      <text:h text:style-name="Heading_20_1" text:outline-level="1">Delve into overview (CMS)</text:h>
      <text:p text:style-name="Text_20_body">Get to know all the details of Hippo CMS.</text:p>
      <text:p text:style-name="Text_20_body"><text:span text:style-name="T1">→</text:span> add: Enlighting and attractive diagram.</text:p>
      <text:p text:style-name="P7"/>
      <text:h text:style-name="Heading_20_1" text:outline-level="1">User Guide (CMS)</text:h>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Authors </text:h>
      <text:p text:style-name="Text_20_body">How to write and review documents and supply other content in Hippo CMS?</text:p>
      <text:h text:style-name="Heading_20_3" text:outline-level="3">Tour</text:h>
      <text:p text:style-name="Text_20_body">Example tour for authors.</text:p>
      <text:h text:style-name="Heading_20_3" text:outline-level="3">Howto</text:h>
      <text:p text:style-name="Text_20_body">Dictionary for authors describing how to perform particular tasks.</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A separate document for each concept.</text:p>
      <text:h text:style-name="Heading_20_2" text:outline-level="2">For Editors</text:h>
      <text:p text:style-name="Text_20_body">How to assign rights to add or change content and accept content.</text:p>
      <text:h text:style-name="Heading_20_3" text:outline-level="3">Tour</text:h>
      <text:p text:style-name="Text_20_body">Example tour for editors.</text:p>
      <text:h text:style-name="Heading_20_3" text:outline-level="3">Howto</text:h>
      <text:p text:style-name="Text_20_body">Dictionary for editors describing how to perform particular tasks.</text:p>
      <text:p text:style-name="Text_20_body"><text:span text:style-name="T1">→</text:span> A separate document for each task.</text:p>
      <text:p text:style-name="Text_20_body">Suggested tasks: Publish a document??.</text:p>
      <text:h text:style-name="Heading_20_3" text:outline-level="3"><text:soft-page-break/>Dictionary</text:h>
      <text:p text:style-name="Text_20_body">Dictionary of concepts for editors of Hippo CMS.</text:p>
      <text:p text:style-name="Text_20_body"><text:span text:style-name="T1">→</text:span> A separate document for each concept.</text:p>
      <text:p text:style-name="Text_20_body"/>
      <text:h text:style-name="Heading_20_2" text:outline-level="2">For Structurizers</text:h>
      <text:p text:style-name="Text_20_body">How to create documenttypes, which define the structure of documents and their relations.</text:p>
      <text:h text:style-name="Heading_20_3" text:outline-level="3">Tour</text:h>
      <text:p text:style-name="Text_20_body">Example tour for structurizers.</text:p>
      <text:h text:style-name="Heading_20_3" text:outline-level="3">Howto</text:h>
      <text:p text:style-name="Text_20_body">Dictionary for structurizers describing how to perform particular tasks.</text:p>
      <text:p text:style-name="Text_20_body"><text:span text:style-name="T1">→</text:span> A separate document for each task.</text:p>
      <text:p text:style-name="Text_20_body">Suggested tasks: </text:p>
      <text:h text:style-name="Heading_20_3" text:outline-level="3">Dictionary</text:h>
      <text:p text:style-name="Text_20_body">Dictionary of concepts for structurizers of Hippo CMS.</text:p>
      <text:p text:style-name="Text_20_body"><text:span text:style-name="T1">→</text:span> A separate document for each concept.</text:p>
      <text:p text:style-name="P7"/>
      <text:h text:style-name="P4" text:outline-level="1">Admin guide (CMS)</text:h>
      <text:p text:style-name="P6">Opmerkingen van Tjeerd meenemen:</text:p>
      <text:p text:style-name="P6">Standaard stellen systeembeheerders twee vragen:</text:p>
      <text:p text:style-name="P6">- Wat zijn de hardware requirements</text:p>
      <text:p text:style-name="P6">http://www.hippocms.org/display/CMS/01.2+Hardware+Requirements</text:p>
      <text:p text:style-name="P6">- Wat is de support stack</text:p>
      <text:p text:style-name="P6">(VB: http://www.alfresco.com/services/support/stacks/2.2/)</text:p>
      <text:h text:style-name="P3" text:outline-level="2">Requirements</text:h>
      <text:p text:style-name="P6"><text:span text:style-name="T1">→</text:span> To be reviewed before it can be committed.</text:p>
      <text:h text:style-name="P3" text:outline-level="2">Structure by system admin</text:h>
      <text:p text:style-name="P6">Structure should be made by system admins, as they know best what they want to know.</text:p>
      <text:p text:style-name="P6"/>
      <text:p text:style-name="P8"/>
      <text:h text:style-name="Heading_20_1" text:outline-level="1">Write</text:h>
      <text:p text:style-name="Text_20_body">Build a website <text:span text:style-name="T1">→</text:span> JCR Toolkit <text:span text:style-name="T1">→</text:span> Examples</text:p>
      <text:p text:style-name="Text_20_body">Build a website <text:span text:style-name="T1">→</text:span> JCR Toolkit <text:span text:style-name="T1">→</text:span> Data Migration</text:p>
      <text:p text:style-name="Text_20_body">Extension Guide <text:span text:style-name="T1">→</text:span> Document Types <text:span text:style-name="T1">→</text:span> Tutorial (flash movie?)</text:p>
      <text:p text:style-name="Text_20_body">Extension Guide <text:span text:style-name="T1">→</text:span> Document Types <text:span text:style-name="T1">→</text:span> Examples (downloadable!)</text:p>
      <text:p text:style-name="Text_20_body">Extension Guide <text:span text:style-name="T1">→</text:span> Document Types <text:span text:style-name="T1">→</text:span> Advanced Document Types</text:p>
      <text:p text:style-name="Text_20_body">Hacking the core <text:span text:style-name="T1">→</text:span> Concepts</text:p>
      <text:p text:style-name="Text_20_body">Hacking the core <text:span text:style-name="T1">→</text:span> Architecture</text:p>
      <text:p text:style-name="Text_20_body"/>
      <text:p text:style-name="P7"/>
      <text:h text:style-name="Heading_20_1" text:outline-level="1">Review/update/rewrite</text:h>
      <text:p text:style-name="Text_20_body">Admin Guide <text:span text:style-name="T1">→</text:span> Requirements (Rita is working on this)</text:p>
      <text:p text:style-name="Text_20_body">Admin Guide <text:span text:style-name="T1">→</text:span> Deploying the Hippo ECM WAR (test)</text:p>
      <text:p text:style-name="Text_20_body">Admin Guide <text:span text:style-name="T1">→</text:span> Deploying the Hippo ECM EAR (test, update screenshots)</text:p>
      <text:p text:style-name="Text_20_body">Admin Guide <text:span text:style-name="T1">→</text:span> Installing plugins from Hippo Forge (test)</text:p>
      <text:p text:style-name="Text_20_body">Admin Guide <text:span text:style-name="T1">→</text:span> Configuration (review/rewrite, what does a sys admin really need to configure? should be more goal oriented rather than implementation oriented)</text:p>
      <text:p text:style-name="Text_20_body">Admin Guide <text:span text:style-name="T1">→</text:span> Configuration <text:span text:style-name="T1">→</text:span> Console Application (update screenshot)</text:p>
      <text:p text:style-name="Text_20_body">Extension Guide <text:span text:style-name="T1">→</text:span> Add-ons</text:p>
      <text:p text:style-name="Text_20_body">Extension Guide <text:span text:style-name="T1">→</text:span> Add-ons <text:span text:style-name="T1">→</text:span> Repository Plugins (review text)</text:p>
      <text:p text:style-name="Text_20_body">Extension Guide <text:span text:style-name="T1">→</text:span> Add-ons <text:span text:style-name="T1">→</text:span> Repository Plugins <text:span text:style-name="T1">→</text:span> Workflow (review text, test code)</text:p>
      <text:p text:style-name="Text_20_body">Extension Guide <text:span text:style-name="T1">→</text:span> Add-ons <text:span text:style-name="T1">→</text:span> Frontend Plugins <text:span text:style-name="T1">→</text:span> Architecture (“Subject to Change”...)</text:p>
      <text:p text:style-name="Text_20_body">Extension Guide <text:span text:style-name="T1">→</text:span> Add-ons <text:span text:style-name="T1">→</text:span> Frontend Plugins <text:span text:style-name="T1">→</text:span> Communication (“Subject to Change”...)</text:p>
      <text:p text:style-name="Text_20_body">Extension Guide <text:span text:style-name="T1">→</text:span> Add-ons <text:span text:style-name="T1">→</text:span> Frontend Plugins <text:span text:style-name="T1">→</text:span> Skin Customization (might need update?)</text:p>
      <text:p text:style-name="Text_20_body">Extension Guide <text:span text:style-name="T1">→</text:span> Add-ons <text:span text:style-name="T1">→</text:span> Frontend Plugins <text:span text:style-name="T1">→</text:span> Hello World Plugin (update, test code)</text:p>
      <text:p text:style-name="Text_20_body">Extension Guide <text:span text:style-name="T1">→</text:span> Packaging (incomplete, does not work)</text:p>
      <text:p text:style-name="Text_20_body">Hacking the Core <text:span text:style-name="T1">→</text:span> Project structure (incomplete, needs update)</text:p>
      <text:p text:style-name="P7"/>
      <text:h text:style-name="Heading_20_1" text:outline-level="1">Move</text:h>
      <text:p text:style-name="Text_20_body">Extension Guide <text:span text:style-name="T1">→</text:span> Document Types (move to Build a website?)</text:p>
      <text:p text:style-name="Text_20_body">Extension Guide <text:span text:style-name="T1">→</text:span> Add-ons (move to Build a website?)</text:p>
      <text:p text:style-name="Text_20_body">Extension Guide <text:span text:style-name="T1">→</text:span> Packaging (move to Build a website?)</text:p>
      <text:p text:style-name="Text_20_body"/>
      <text:h text:style-name="Heading_20_1"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5"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15T15:29:57</dc:date>
    <meta:editing-cycles>91</meta:editing-cycles>
    <meta:editing-duration>PT10H42M51S</meta:editing-duration>
    <meta:user-defined meta:name="Info 1"/>
    <meta:user-defined meta:name="Info 2"/>
    <meta:user-defined meta:name="Info 3"/>
    <meta:user-defined meta:name="Info 4"/>
    <meta:document-statistic meta:table-count="0" meta:image-count="0" meta:object-count="0" meta:page-count="27" meta:paragraph-count="189" meta:word-count="1359" meta:character-count="8778"/>
  </office:meta>
</office:document-meta>
</file>